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har.high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High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9">
            <text:p text:style-name="Table_20_Contents">7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Char.isInvalid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supplemental( char h , cha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pac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IANAEncoding( String ianaEncodin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Char.isConten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Markup(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har.isValidJavaEncoding( String javaEncod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har.isXML11Space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NC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low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ValidNmtoken( String nm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Char.isValidNCName( String nc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har.isPubid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C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upplemental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Low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